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0">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F4)">
            <text:p>TOSTRING(C4:F4)</text:p>
          </table:table-cell>
          <table:table-cell table:number-columns-repeated="4"/>
          <table:table-cell office:value-type="string">
            <text:p>????????</text:p>
          </table:table-cell>
          <table:table-cell table:formula="of:=TOSTRING([.C4:.F4])" office:value-type="string" office:string-value="Empty">
            <text:p>Empty</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f&quot;)">
            <text:p>PARSE("pWs"; "asdf")</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6" table:formula="of:=IF([.A30];-1;IF([.G30]&lt;&gt;[.H30];0;1))" office:value-type="float" office:value="1">
            <text:p>PASS (1)</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6" table:formula="of:=IF([.A35];-1;IF([.G35]&lt;&gt;[.H35];0;1))" office:value-type="float" office:value="1">
            <text:p>PASS (1)</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6" table:formula="of:=IF([.A36];-1;IF([.G36]&lt;&gt;[.H36];0;1))" office:value-type="float" office:value="1">
            <text:p>PASS (1)</text:p>
          </table:table-cell>
          <table:table-cell/>
        </table:table-row>
        <table:table-row table:style-name="ro2">
          <table:table-cell/>
          <table:table-cell/>
          <table:table-cell table:number-columns-repeated="3"/>
          <table:table-cell table:formula="of:=IF(ISBLANK([.C37]);0;IF(ISBLANK([.D37]);1;IF(ISBLANK([.E36]);2;3)))" office:value-type="float" office:value="0">
            <text:p>0</text:p>
          </table:table-cell>
          <table:table-cell table:number-columns-repeated="2"/>
          <table:table-cell table:style-name="ce156" table:formula="of:=IF([.A37];-1;IF([.G37]&lt;&gt;[.H37];0;1))" office:value-type="float" office:value="1">
            <text:p>PASS (1)</text:p>
          </table:table-cell>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6" table:formula="of:=IF([.A38];-1;IF([.G38]&lt;&gt;[.H38];0;1))" office:value-type="float" office:value="1">
            <text:p>PASS (1)</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6" table:formula="of:=IF([.A41];-1;IF([.G41]&lt;&gt;[.H41];0;1))" office:value-type="float" office:value="1">
            <text:p>PASS (1)</text:p>
          </table:table-cell>
          <table:table-cell/>
        </table:table-row>
        <table:table-row table:style-name="ro2">
          <table:table-cell/>
          <table:table-cell/>
          <table:table-cell table:number-columns-repeated="3"/>
          <table:table-cell table:formula="of:=IF(ISBLANK([.C42]);0;IF(ISBLANK([.D42]);1;IF(ISBLANK([.E41]);2;3)))" office:value-type="float" office:value="0">
            <text:p>0</text:p>
          </table:table-cell>
          <table:table-cell table:number-columns-repeated="2"/>
          <table:table-cell table:style-name="ce156" table:formula="of:=IF([.A42];-1;IF([.G42]&lt;&gt;[.H42];0;1))" office:value-type="float" office:value="1">
            <text:p>PASS (1)</text:p>
          </table:table-cell>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6" table:formula="of:=IF([.A43];-1;IF([.G43]&lt;&gt;[.H43];0;1))" office:value-type="float" office:value="1">
            <text:p>PASS (1)</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4];-1;IF([.G54]&lt;&gt;[.H54];0;1))" office:value-type="float" office:value="1">
            <text:p>PASS (1)</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5];-1;IF([.G55]&lt;&gt;[.H55];0;1))" office:value-type="float" office:value="1">
            <text:p>PASS (1)</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28P0" style:volatile="true">
      <style:text-properties fo:color="#00ff00"/>
      <number:text>PASS </number:text>
      <number:number number:decimal-places="0" number:min-integer-digits="1"/>
    </number:number-style>
    <number:number-style style:name="N128P1" style:volatile="true">
      <style:text-properties fo:color="#0000ff"/>
      <number:text>SKIP </number:text>
      <number:number number:decimal-places="0" number:min-integer-digits="1"/>
    </number:number-style>
    <number:number-style style:name="N128">
      <style:text-properties fo:color="#ff0000"/>
      <number:text>FAIL </number:text>
      <number:number number:decimal-places="0" number:min-integer-digits="1"/>
      <style:map style:condition="value()=1" style:apply-style-name="N128P0"/>
      <style:map style:condition="value()&lt;0" style:apply-style-name="N128P1"/>
    </number:number-style>
    <number:number-style style:name="N129P0" style:volatile="true">
      <style:text-properties fo:color="#00ff00"/>
      <number:text>PASS (</number:text>
      <number:number number:decimal-places="0" number:min-integer-digits="1"/>
      <number:text>)</number:text>
    </number:number-style>
    <number:number-style style:name="N129P1" style:volatile="true">
      <style:text-properties fo:color="#0000ff"/>
      <number:text>SKIP (-</number:text>
      <number:number number:decimal-places="0" number:min-integer-digits="1"/>
      <number:text>)</number:text>
    </number:number-style>
    <number:number-style style:name="N129">
      <style:text-properties fo:color="#ff0000"/>
      <number:text>FAIL (</number:text>
      <number:number number:decimal-places="0" number:min-integer-digits="1"/>
      <number:text>")</number:text>
      <style:map style:condition="value()=1" style:apply-style-name="N129P0"/>
      <style:map style:condition="value()&lt;0" style:apply-style-name="N129P1"/>
    </number:number-style>
    <number:number-style style:name="N130P0" style:volatile="true">
      <style:text-properties fo:color="#00ff00"/>
      <number:text>PASS (</number:text>
      <number:number number:decimal-places="0" number:min-integer-digits="1"/>
      <number:text>)</number:text>
    </number:number-style>
    <number:number-style style:name="N130P1" style:volatile="true">
      <style:text-properties fo:color="#0000ff"/>
      <number:text>SKIP (-</number:text>
      <number:number number:decimal-places="0" number:min-integer-digits="1"/>
      <number:text>)</number:text>
    </number:number-style>
    <number:number-style style:name="N130">
      <style:text-properties fo:color="#ff0000"/>
      <number:text>FAIL (</number:text>
      <number:number number:decimal-places="0" number:min-integer-digits="1"/>
      <number:text>)</number:text>
      <style:map style:condition="value()=1" style:apply-style-name="N130P0"/>
      <style:map style:condition="value()&lt;0" style:apply-style-name="N130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23:15: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23:15:52.95</dc:date>
    <meta:editing-duration>P131DT22H55M51S</meta:editing-duration>
    <meta:editing-cycles>283</meta:editing-cycles>
    <meta:generator>OpenOffice/4.1.2$Win32 OpenOffice.org_project/412m3$Build-9782</meta:generator>
    <meta:document-statistic meta:table-count="10" meta:cell-count="790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End Sub

'==================================================================

Function mkParser(tp As String, st As Variant)
	Dim result As New Parser
	result.tyname = "TParser"
	result.tp = tp
	result.st = st
	mkParser = result
End Function

Function mkReturn(node As Variant)
	mkReturn = mkParser("return", Array(node))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Failure()
	Static result As New Parser
	If result.tp = "" Then
		result = mkParser("failure", Array())
	End If
	pFailure = result
End Function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parse = toString(applyP(lookupParser(pName), s))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test_Parser_failure()
End Function

Function test_Parser_failure()
	Dim p As Parser
	Set p = pFailure
	
	assertEqual(typeOf(p), "Object/TParser").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